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82in"/>
    </style:style>
    <style:style style:name="co2" style:family="table-column">
      <style:table-column-properties fo:break-before="auto" style:column-width="3.028in"/>
    </style:style>
    <style:style style:name="co3" style:family="table-column">
      <style:table-column-properties fo:break-before="auto" style:column-width="3.4846in"/>
    </style:style>
    <style:style style:name="co4" style:family="table-column">
      <style:table-column-properties fo:break-before="auto" style:column-width="0.6689in"/>
    </style:style>
    <style:style style:name="co5" style:family="table-column">
      <style:table-column-properties fo:break-before="auto" style:column-width="1.098in"/>
    </style:style>
    <style:style style:name="co6" style:family="table-column">
      <style:table-column-properties fo:break-before="auto" style:column-width="1.0457in"/>
    </style:style>
    <style:style style:name="co7" style:family="table-column">
      <style:table-column-properties fo:break-before="auto" style:column-width="1.5543in"/>
    </style:style>
    <style:style style:name="co8" style:family="table-column">
      <style:table-column-properties fo:break-before="auto" style:column-width="0.6783in"/>
    </style:style>
    <style:style style:name="co9" style:family="table-column">
      <style:table-column-properties fo:break-before="auto" style:column-width="0.9646in"/>
    </style:style>
    <style:style style:name="co10" style:family="table-column">
      <style:table-column-properties fo:break-before="auto" style:column-width="1.2472in"/>
    </style:style>
    <style:style style:name="co11" style:family="table-column">
      <style:table-column-properties fo:break-before="auto" style:column-width="1.2311in"/>
    </style:style>
    <style:style style:name="co12" style:family="table-column">
      <style:table-column-properties fo:break-before="auto" style:column-width="1.6717in"/>
    </style:style>
    <style:style style:name="co13" style:family="table-column">
      <style:table-column-properties fo:break-before="auto" style:column-width="1.1189in"/>
    </style:style>
    <style:style style:name="co14" style:family="table-column">
      <style:table-column-properties fo:break-before="auto" style:column-width="0.822in"/>
    </style:style>
    <style:style style:name="co15" style:family="table-column">
      <style:table-column-properties fo:break-before="auto" style:column-width="1.8756in"/>
    </style:style>
    <style:style style:name="co16" style:family="table-column">
      <style:table-column-properties fo:break-before="auto" style:column-width="1.8437in"/>
    </style:style>
    <style:style style:name="co17" style:family="table-column">
      <style:table-column-properties fo:break-before="auto" style:column-width="3.452in"/>
    </style:style>
    <style:style style:name="co18" style:family="table-column">
      <style:table-column-properties fo:break-before="auto" style:column-width="1.5929in"/>
    </style:style>
    <style:style style:name="co19" style:family="table-column">
      <style:table-column-properties fo:break-before="auto" style:column-width="1.839in"/>
    </style:style>
    <style:style style:name="ro1" style:family="table-row">
      <style:table-row-properties style:row-height="1.25in" fo:break-before="auto" style:use-optimal-row-height="false"/>
    </style:style>
    <style:style style:name="ro2" style:family="table-row">
      <style:table-row-properties style:row-height="0.8in" fo:break-before="auto" style:use-optimal-row-height="false"/>
    </style:style>
    <style:style style:name="ro3" style:family="table-row">
      <style:table-row-properties style:row-height="0.8201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71in" fo:break-before="auto" style:use-optimal-row-height="false"/>
    </style:style>
    <style:style style:name="ta1" style:family="table" style:master-page-name="PageStyle_5f_Cuestionario_20_complejidad_20_morfol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Metadata">
      <style:table-properties table:display="true" style:writing-mode="lr-tb"/>
    </style:style>
    <style:style style:name="ta4" style:family="table" style:master-page-name="PageStyle_5f_Tabla_20_dinámica_20_1">
      <style:table-properties table:display="true" style:writing-mode="lr-tb"/>
    </style:style>
    <style:style style:name="ta5" style:family="table" style:master-page-name="PageStyle_5f_Resumen">
      <style:table-properties table:display="true" style:writing-mode="lr-tb"/>
    </style:style>
    <style:style style:name="ta6" style:family="table" style:master-page-name="PageStyle_5f_datos_20_desplegables">
      <style:table-properties table:display="true" style:writing-mode="lr-tb"/>
    </style:style>
    <style:style style:name="ce2" style:family="table-cell" style:parent-style-name="Default">
      <style:table-cell-properties fo:background-color="#ffe599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wrap-option="wrap" style:vertical-align="to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font-name="Arial2" fo:font-size="10pt" style:font-size-asian="10pt" style:font-size-complex="10pt"/>
    </style:style>
    <style:style style:name="ce23" style:family="table-cell" style:parent-style-name="Default">
      <style:table-cell-properties fo:wrap-option="wrap" style:vertical-align="top"/>
      <style:text-properties style:font-name="Arial2" fo:font-size="10pt" style:font-size-asian="10pt" style:font-size-complex="10pt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7]))&gt;0)" style:apply-style-name="ConditionalStyle_5f_5" style:base-cell-address="'Cuestionario complejidad morfol'.D7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9]))&gt;0)" style:apply-style-name="ConditionalStyle_5f_1" style:base-cell-address="'Cuestionario complejidad morfol'.D10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9]))&gt;0)" style:apply-style-name="ConditionalStyle_5f_1" style:base-cell-address="'Cuestionario complejidad morfol'.D10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18]))&gt;0)" style:apply-style-name="ConditionalStyle_5f_2" style:base-cell-address="'Cuestionario complejidad morfol'.D18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19]))&gt;0)" style:apply-style-name="ConditionalStyle_5f_3" style:base-cell-address="'Cuestionario complejidad morfol'.D19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9]))&gt;0)" style:apply-style-name="ConditionalStyle_5f_1" style:base-cell-address="'Cuestionario complejidad morfol'.D10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23]))&gt;0)" style:apply-style-name="ConditionalStyle_5f_4" style:base-cell-address="'Cuestionario complejidad morfol'.D23"/>
    </style:style>
    <style:style style:name="ce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wrap-option="wrap" fo:border="0.74pt solid #000000" style:rotation-align="none" style:vertical-align="top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wrap-option="wrap" fo:border="0.74pt solid #000000" style:rotation-align="none" style:vertical-align="top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fo:background-color="transparent" fo:wrap-option="wrap" fo:border="0.74pt solid #000000" style:rotation-align="none" style:vertical-align="top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name-asian="AR PL SungtiL GB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style:vertical-align="top"/>
      <style:paragraph-properties fo:text-align="end" fo:margin-left="0in"/>
      <style:text-properties style:font-name="Arial2" fo:font-size="10pt" style:font-size-asian="10pt" style:font-size-complex="10pt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7]))&gt;0)" style:apply-style-name="ConditionalStyle_5f_10" style:base-cell-address="'Cuestionario complejidad morfol'.H7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9]))&gt;0)" style:apply-style-name="ConditionalStyle_5f_6" style:base-cell-address="'Cuestionario complejidad morfol'.H10"/>
    </style:style>
    <style:style style:name="ce4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9]))&gt;0)" style:apply-style-name="ConditionalStyle_5f_6" style:base-cell-address="'Cuestionario complejidad morfol'.H10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18]))&gt;0)" style:apply-style-name="ConditionalStyle_5f_7" style:base-cell-address="'Cuestionario complejidad morfol'.H18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19]))&gt;0)" style:apply-style-name="ConditionalStyle_5f_8" style:base-cell-address="'Cuestionario complejidad morfol'.H19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9]))&gt;0)" style:apply-style-name="ConditionalStyle_5f_6" style:base-cell-address="'Cuestionario complejidad morfol'.H10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23]))&gt;0)" style:apply-style-name="ConditionalStyle_5f_9" style:base-cell-address="'Cuestionario complejidad morfol'.H23"/>
    </style:style>
    <style:style style:name="ce56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rotation-align="none"/>
    </style:style>
    <style:style style:name="ce6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rotation-align="none"/>
      <style:text-properties style:font-name="Arial2" fo:font-size="10pt" style:font-size-asian="10pt" style:font-size-complex="10pt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8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style:font-name="Arial2"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Liberation Sans" fo:font-size="10pt" style:font-size-asian="10pt" style:font-size-complex="10pt"/>
    </style:style>
    <style:style style:name="ce67" style:family="table-cell" style:parent-style-name="Default">
      <style:text-properties style:font-name="Arial2" fo:font-size="10pt" style:font-size-asian="10pt" style:font-size-complex="10pt"/>
    </style:style>
    <style:style style:name="ce80" style:family="table-cell" style:parent-style-name="Pivot_20_Table_20_Corner">
      <style:table-cell-properties fo:border-bottom="0.99pt solid #000000" fo:border-left="2.01pt solid #000000" fo:border-right="2.01pt solid #000000" fo:border-top="2.01pt solid #000000"/>
    </style:style>
    <style:style style:name="ce81" style:family="table-cell" style:parent-style-name="Pivot_20_Table_20_Value">
      <style:table-cell-properties fo:border-bottom="2.01pt solid #000000" fo:border-left="2.01pt solid #000000" fo:border-right="2.01pt solid #000000" fo:border-top="0.99pt solid #000000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Respuestas)" table:allow-empty-cell="true" table:display-list="unsorted" table:base-cell-address="Resumen.D5">
          <table:error-message table:message-type="stop" table:display="true"/>
        </table:content-validation>
        <table:content-validation table:name="val2" table:condition="of:cell-content-is-in-list([$Hoja1.$A$1:$Hoja1.$A$6])" table:allow-empty-cell="true" table:display-list="unsorted" table:base-cell-address="Resumen.D18">
          <table:help-message table:display="true"/>
          <table:error-message table:message-type="stop" table:display="true"/>
        </table:content-validation>
        <table:content-validation table:name="val3" table:condition="of:cell-content-is-in-list([$Hoja1.$A$1:$Hoja1.$A$5])" table:allow-empty-cell="true" table:display-list="unsorted" table:base-cell-address="Resumen.D19">
          <table:help-message table:display="true"/>
          <table:error-message table:message-type="stop" table:display="true"/>
        </table:content-validation>
        <table:content-validation table:name="val4" table:condition="of:cell-content-is-in-list(&quot;Adj N &quot;;&quot;N Adj &quot;;&quot;ambos&quot;)" table:allow-empty-cell="true" table:display-list="unsorted" table:base-cell-address="Resumen.D28">
          <table:help-message table:display="true"/>
          <table:error-message table:message-type="stop" table:display="true"/>
        </table:content-validation>
        <table:content-validation table:name="val5" table:condition="of:cell-content-is-in-list(&quot;GEN N &quot;;&quot;N GEN &quot;;&quot;ambos&quot;)" table:allow-empty-cell="true" table:display-list="unsorted" table:base-cell-address="Resumen.D29">
          <table:help-message table:display="true"/>
          <table:error-message table:message-type="stop" table:display="true"/>
        </table:content-validation>
        <table:content-validation table:name="val6" table:condition="of:cell-content-is-in-list(&quot;SOV &quot;;&quot;SVO &quot;;&quot;VOS &quot;;&quot;VSO &quot;;&quot;OVS &quot;;&quot;OSV &quot;;&quot;no hay orden básico&quot;)" table:allow-empty-cell="true" table:display-list="unsorted" table:base-cell-address="Resumen.D30">
          <table:help-message table:display="true"/>
          <table:error-message table:message-type="stop" table:display="true"/>
        </table:content-validation>
        <table:content-validation table:name="val7" table:condition="of:cell-content-is-in-list(&quot;1 &quot;;&quot;2&quot;)" table:allow-empty-cell="true" table:display-list="unsorted" table:base-cell-address="Resumen.E2">
          <table:help-message table:display="true"/>
          <table:error-message table:message-type="stop" table:display="true"/>
        </table:content-validation>
      </table:content-validations>
      <table:table table:name="Cuestionario complejidad morfo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52" table:default-cell-style-name="ce3"/>
        <table:table-column table:style-name="co13" table:number-columns-repeated="960" table:default-cell-style-name="Default"/>
        <table:table-row table:style-name="ro1"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CARACTERISTICA</text:p>
          </table:table-cell>
          <table:table-cell table:style-name="ce2" office:value-type="string" calcext:value-type="string">
            <text:p>indicaciones para el dodificador</text:p>
          </table:table-cell>
          <table:table-cell table:style-name="ce2" office:value-type="string" calcext:value-type="string">
            <text:p>Estado 1</text:p>
          </table:table-cell>
          <table:table-cell table:style-name="ce2" office:value-type="string" calcext:value-type="string">
            <text:p>certeza: 1: los datos no son conclusivos; 2: los datos son conclusivos</text:p>
          </table:table-cell>
          <table:table-cell table:style-name="ce2" office:value-type="string" calcext:value-type="string">
            <text:p>REFERENCIA</text:p>
          </table:table-cell>
          <table:table-cell table:style-name="ce2" office:value-type="string" calcext:value-type="string">
            <text:p>Comentarios</text:p>
          </table:table-cell>
          <table:table-cell table:style-name="ce2" office:value-type="string" calcext:value-type="string">
            <text:p>Estado 2</text:p>
          </table:table-cell>
          <table:table-cell table:style-name="ce2" office:value-type="string" calcext:value-type="string">
            <text:p>certeza: 1: los datos no son conclusivos; 2: los datos son conclusivos</text:p>
          </table:table-cell>
          <table:table-cell table:style-name="ce2" office:value-type="string" calcext:value-type="string">
            <text:p>REFERENCIA</text:p>
          </table:table-cell>
          <table:table-cell table:style-name="ce2" office:value-type="string" calcext:value-type="string">
            <text:p>Comentarios</text:p>
          </table:table-cell>
          <table:table-cell table:style-name="ce56" table:number-columns-repeated="20"/>
          <table:table-cell table:style-name="ce60" table:number-columns-repeated="993"/>
        </table:table-row>
        <table:table-row table:style-name="ro2">
          <table:table-cell office:value-type="string" calcext:value-type="string">
            <text:p>SISTEMA PRONOMINAL</text:p>
          </table:table-cell>
          <table:table-cell table:style-name="ce5" office:value-type="string" calcext:value-type="string">
            <text:p>Número de distinciones formales (léxicas/morfológicas) en la primera persona (género, número, inclusivo-exclusivo, etc.)</text:p>
          </table:table-cell>
          <table:table-cell table:style-name="ce5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41" office:value-type="string" calcext:value-type="string">
            <text:p>Barnum 1901:69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41" office:value-type="string" calcext:value-type="string">
            <text:p>Leer 1990:23</text:p>
          </table:table-cell>
          <table:table-cell table:style-name="ce5"/>
          <table:table-cell table:style-name="ce57" table:number-columns-repeated="20"/>
          <table:table-cell table:number-columns-repeated="993"/>
        </table:table-row>
        <table:table-row table:style-name="ro2">
          <table:table-cell office:value-type="string" calcext:value-type="string">
            <text:p>SISTEMA PRONOMINAL</text:p>
          </table:table-cell>
          <table:table-cell table:style-name="ce5" office:value-type="string" calcext:value-type="string">
            <text:p>Número de distinciones formales (léxicas/morfológicas) en la segunda persona (género, número, politeness, etc.)</text:p>
          </table:table-cell>
          <table:table-cell table:style-name="ce5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41" office:value-type="string" calcext:value-type="string">
            <text:p>Barnum 1901:69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41" office:value-type="string" calcext:value-type="string">
            <text:p>Leer 1990:23</text:p>
          </table:table-cell>
          <table:table-cell table:style-name="ce5"/>
          <table:table-cell table:style-name="ce57" table:number-columns-repeated="20"/>
          <table:table-cell table:number-columns-repeated="993"/>
        </table:table-row>
        <table:table-row table:style-name="ro2">
          <table:table-cell office:value-type="string" calcext:value-type="string">
            <text:p>SISTEMA PRONOMINAL</text:p>
          </table:table-cell>
          <table:table-cell table:style-name="ce5" office:value-type="string" calcext:value-type="string">
            <text:p>Número de distinciones formales (léxicas/morfológicas) en la tercera persona (género, número, obviativo-proximativo, etc.)</text:p>
          </table:table-cell>
          <table:table-cell table:style-name="ce5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2" office:value-type="float" office:value="3" calcext:value-type="float">
            <text:p>3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41" office:value-type="string" calcext:value-type="string">
            <text:p>Barnum 1901:69</text:p>
          </table:table-cell>
          <table:table-cell table:style-name="ce5"/>
          <table:table-cell table:style-name="ce22" office:value-type="float" office:value="3" calcext:value-type="float">
            <text:p>3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41" office:value-type="string" calcext:value-type="string">
            <text:p>Leer 1990:23</text:p>
          </table:table-cell>
          <table:table-cell table:style-name="ce5"/>
          <table:table-cell table:style-name="ce57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Número total de casos gramaticales</text:p>
          </table:table-cell>
          <table:table-cell table:style-name="ce5" office:value-type="string" calcext:value-type="string">
            <text:p>Si la lengua tiene una categoría de caso, consignar el número total de casos nominales listados en la gramatica como un número natural. Comprende casos nucleares y oblicuos, si la ausencia de caso tiene una interpretación (caso no marcado) se cuenta. Si la lengua no tiene caso nominal, indicar 0 y dejar en blanco la columna de certeza</text:p>
          </table:table-cell>
          <table:table-cell table:style-name="ce23" office:value-type="float" office:value="7" calcext:value-type="float">
            <text:p>7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Barnum 1901:68</text:p>
          </table:table-cell>
          <table:table-cell table:style-name="ce5"/>
          <table:table-cell table:style-name="ce46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Leer 1990:35</text:p>
          </table:table-cell>
          <table:table-cell table:style-name="ce5" office:value-type="string" calcext:value-type="string">
            <text:p>“seven cases: absolutive, relative, locative, allative, ablative, perlative, and similaris. “</text:p>
          </table:table-cell>
          <table:table-cell table:style-name="ce57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Número total de demostrativos espaciales</text:p>
          </table:table-cell>
          <table:table-cell table:style-name="ce5" office:value-type="string" calcext:value-type="string">
            <text:p>Si la lengua tiene demostrativos espaciales, deicticos, consignar el número total de demostrativos espaciales listados en la gramatica como un número natural. Si la lengua no tiene demostrativos espaciales, indicar 0 y dejar en blanco la columna de certeza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41" office:value-type="string" calcext:value-type="string">
            <text:p>Barnum 1901:75</text:p>
          </table:table-cell>
          <table:table-cell table:style-name="ce5" office:value-type="string" calcext:value-type="string">
            <text:p>5 proximative levels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Leer 1990:62</text:p>
          </table:table-cell>
          <table:table-cell table:style-name="ce5" office:value-type="string" calcext:value-type="string">
            <text:p>5 proximative levels, different forms for abs/erg/pl</text:p>
          </table:table-cell>
          <table:table-cell table:style-name="ce57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Existe evidencia de clasificadores numerales</text:p>
          </table:table-cell>
          <table:table-cell table:style-name="ce5" office:value-type="string" calcext:value-type="string">
            <text:p>Sí = 1 ; No = 0</text:p>
          </table:table-cell>
          <table:table-cell table:style-name="ce24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5" table:number-columns-repeated="2"/>
          <table:table-cell table:style-name="ce47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5" table:number-columns-repeated="2"/>
          <table:table-cell table:style-name="ce57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Existe evidencia de clasificadores genitivos</text:p>
          </table:table-cell>
          <table:table-cell table:style-name="ce5" office:value-type="string" calcext:value-type="string">
            <text:p>Sí = 1 ; No = 0</text:p>
          </table:table-cell>
          <table:table-cell table:style-name="ce24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5" table:number-columns-repeated="2"/>
          <table:table-cell table:style-name="ce47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5" table:number-columns-repeated="2"/>
          <table:table-cell table:style-name="ce57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Existe evidencia de clases nominales / géneros</text:p>
          </table:table-cell>
          <table:table-cell table:style-name="ce5" office:value-type="string" calcext:value-type="string">
            <text:p>Sí = 1 ; No = 0</text:p>
          </table:table-cell>
          <table:table-cell table:style-name="ce24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Barnum 1901:52</text:p>
          </table:table-cell>
          <table:table-cell table:style-name="ce5"/>
          <table:table-cell table:style-name="ce47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5" table:number-columns-repeated="2"/>
          <table:table-cell table:style-name="ce57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La lengua distingue morfológicamente instrumental de comitativo</text:p>
          </table:table-cell>
          <table:table-cell table:style-name="ce5" office:value-type="string" calcext:value-type="string">
            <text:p>Sí = 1 ; No = 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1" calcext:value-type="float">
            <text:p>1</text:p>
          </table:table-cell>
          <table:table-cell table:style-name="ce42" office:value-type="string" calcext:value-type="string">
            <text:p>Barnum 1901:37</text:p>
          </table:table-cell>
          <table:table-cell table:style-name="ce5" office:value-type="string" calcext:value-type="string">
            <text:p>-sum instrumental</text:p>
            <text:p>no comitative mention/example</text:p>
          </table:table-cell>
          <table:table-cell table:style-name="ce48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1" calcext:value-type="float">
            <text:p>1</text:p>
          </table:table-cell>
          <table:table-cell table:style-name="ce42" office:value-type="string" calcext:value-type="string">
            <text:p>Leer 1990:255</text:p>
          </table:table-cell>
          <table:table-cell table:style-name="ce5" office:value-type="string" calcext:value-type="string">
            <text:p>-suun instrumental, but no example of comitative</text:p>
          </table:table-cell>
          <table:table-cell table:style-name="ce57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La lengua distingue morfológicamente posesion alienable de posesion inalienable</text:p>
          </table:table-cell>
          <table:table-cell table:style-name="ce5" office:value-type="string" calcext:value-type="string">
            <text:p>Sí = 1 ; No = 0</text:p>
          </table:table-cell>
          <table:table-cell table:style-name="ce26" table:content-validation-name="val1"/>
          <table:table-cell table:style-name="ce5" table:content-validation-name="val7"/>
          <table:table-cell table:style-name="ce5" table:number-columns-repeated="2"/>
          <table:table-cell table:style-name="ce48" table:content-validation-name="val1"/>
          <table:table-cell table:style-name="ce5" table:content-validation-name="val7"/>
          <table:table-cell table:style-name="ce5" table:number-columns-repeated="2"/>
          <table:table-cell table:style-name="ce57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La lengua distingue morfológicamente locativo (en) de direccional (a/hacia)</text:p>
          </table:table-cell>
          <table:table-cell table:style-name="ce5" office:value-type="string" calcext:value-type="string">
            <text:p>Sí = 1 ; No = 0</text:p>
          </table:table-cell>
          <table:table-cell table:style-name="ce26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23" office:value-type="string" calcext:value-type="string">
            <text:p>Barnum 1901:15</text:p>
          </table:table-cell>
          <table:table-cell table:style-name="ce5"/>
          <table:table-cell table:style-name="ce48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42" office:value-type="string" calcext:value-type="string">
            <text:p>Leer 1990:60</text:p>
          </table:table-cell>
          <table:table-cell table:style-name="ce5"/>
          <table:table-cell table:style-name="ce57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La lengua distingue morfológicamente locativo espacial de locativo temporal</text:p>
          </table:table-cell>
          <table:table-cell table:style-name="ce5" office:value-type="string" calcext:value-type="string">
            <text:p>Sí = 1 ; No = 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23" office:value-type="string" calcext:value-type="string">
            <text:p>Barnum 1901:14</text:p>
          </table:table-cell>
          <table:table-cell table:style-name="ce5" office:value-type="string" calcext:value-type="string">
            <text:p>“Time when is always expressed by the localis.”</text:p>
          </table:table-cell>
          <table:table-cell table:style-name="ce48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42" office:value-type="string" calcext:value-type="string">
            <text:p>Leer 1990:61</text:p>
          </table:table-cell>
          <table:table-cell table:style-name="ce5" office:value-type="string" calcext:value-type="string">
            <text:p>“refer to space or time”</text:p>
          </table:table-cell>
          <table:table-cell table:style-name="ce57" table:number-columns-repeated="20"/>
          <table:table-cell table:number-columns-repeated="993"/>
        </table:table-row>
        <table:table-row table:style-name="ro2">
          <table:table-cell table:style-name="ce6" office:value-type="string" calcext:value-type="string">
            <text:p>CATEGORÍAS NOMINALES</text:p>
          </table:table-cell>
          <table:table-cell table:style-name="ce6" office:value-type="string" calcext:value-type="string">
            <text:p>La lengua distingue morfológicamente los dos objetos de una construccion ditransitiva</text:p>
          </table:table-cell>
          <table:table-cell table:style-name="ce6" office:value-type="string" calcext:value-type="string">
            <text:p>Sí = 1 ; No = 0</text:p>
          </table:table-cell>
          <table:table-cell table:style-name="ce28" table:content-validation-name="val1"/>
          <table:table-cell table:style-name="ce9" table:content-validation-name="val7"/>
          <table:table-cell table:style-name="ce15" office:value-type="string" calcext:value-type="string">
            <text:p>Barnum 1901:205</text:p>
          </table:table-cell>
          <table:table-cell table:style-name="ce6" office:value-type="string" calcext:value-type="string">
            <text:p>imposible de sacar esa informacion con la manera de anotación de Barnum</text:p>
          </table:table-cell>
          <table:table-cell table:style-name="ce49" table:content-validation-name="val1"/>
          <table:table-cell table:style-name="ce9" table:content-validation-name="val7"/>
          <table:table-cell table:style-name="ce6"/>
          <table:table-cell table:style-name="ce6" office:value-type="string" calcext:value-type="string">
            <text:p>sin informacion sobre eso; dativo?</text:p>
          </table:table-cell>
          <table:table-cell table:style-name="ce6" table:number-columns-repeated="20"/>
          <table:table-cell table:style-name="ce15" table:number-columns-repeated="33"/>
          <table:table-cell table:number-columns-repeated="960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5" office:value-type="string" calcext:value-type="string">
            <text:p>La lengua marca las funciones gramaticales de las FN (S, A, P) mediante caso</text:p>
          </table:table-cell>
          <table:table-cell table:style-name="ce5" office:value-type="string" calcext:value-type="string">
            <text:p>Sí = 1 ; No = 0</text:p>
          </table:table-cell>
          <table:table-cell table:style-name="ce26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42" office:value-type="string" calcext:value-type="string">
            <text:p>Barnum 1901:9</text:p>
          </table:table-cell>
          <table:table-cell table:style-name="ce5"/>
          <table:table-cell table:style-name="ce48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42" office:value-type="string" calcext:value-type="string">
            <text:p>Leer 1990:116</text:p>
          </table:table-cell>
          <table:table-cell table:style-name="ce5" office:value-type="string" calcext:value-type="string">
            <text:p>“The subject of the transitive VP occurs in the relative case. “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5" office:value-type="string" calcext:value-type="string">
            <text:p>La lengua marca las funciones gramaticales de las FN (S, A, P) mediante marcas en el verbo</text:p>
          </table:table-cell>
          <table:table-cell table:style-name="ce5" office:value-type="string" calcext:value-type="string">
            <text:p>Sí = 1 ; No = 0</text:p>
          </table:table-cell>
          <table:table-cell table:style-name="ce26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42" office:value-type="string" calcext:value-type="string">
            <text:p>Barnum 1901:119</text:p>
          </table:table-cell>
          <table:table-cell table:style-name="ce5"/>
          <table:table-cell table:style-name="ce48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42" office:value-type="string" calcext:value-type="string">
            <text:p>Leer 1990:192</text:p>
          </table:table-cell>
          <table:table-cell table:style-name="ce5"/>
          <table:table-cell table:number-columns-repeated="101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5" office:value-type="string" calcext:value-type="string">
            <text:p>La lengua marca las funciones gramaticales de las FN (S, A, P) mediante orden de palabras</text:p>
          </table:table-cell>
          <table:table-cell table:style-name="ce5" office:value-type="string" calcext:value-type="string">
            <text:p>Sí = 1 ; No = 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42" office:value-type="string" calcext:value-type="string">
            <text:p>Barnum 1901:119</text:p>
          </table:table-cell>
          <table:table-cell table:style-name="ce5"/>
          <table:table-cell table:style-name="ce48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013"/>
        </table:table-row>
        <table:table-row table:style-name="ro2">
          <table:table-cell table:style-name="ce15" office:value-type="string" calcext:value-type="string">
            <text:p>RELACIONES GRAMATICALES</text:p>
          </table:table-cell>
          <table:table-cell table:style-name="ce6" office:value-type="string" calcext:value-type="string">
            <text:p>Los pronombres muestran un alineamiento de tipo…</text:p>
          </table:table-cell>
          <table:table-cell table:style-name="ce6" office:value-type="string" calcext:value-type="string">
            <text:p>Si la lengua tiene caso, consignar el alineamiento de caso de los pronombres. Jerárquico: marcación de objeto y sujeto basados en la jerarquía de persona 1 &gt; 2 &gt; 3. Si la lengua no tiene caso nominal, indicar 0 y dejar en blanco la columna de certeza.</text:p>
          </table:table-cell>
          <table:table-cell table:style-name="ce29" table:content-validation-name="val2" office:value-type="string" calcext:value-type="string">
            <text:p>ergativo-absolutivo</text:p>
          </table:table-cell>
          <table:table-cell table:style-name="ce9" table:content-validation-name="val7" office:value-type="float" office:value="2" calcext:value-type="float">
            <text:p>2</text:p>
          </table:table-cell>
          <table:table-cell table:style-name="ce43" office:value-type="string" calcext:value-type="string">
            <text:p>Barnum 1901:68</text:p>
          </table:table-cell>
          <table:table-cell table:style-name="ce6" office:value-type="string" calcext:value-type="string">
            <text:p>some few forms have special ergative forms left, but not all of them</text:p>
          </table:table-cell>
          <table:table-cell table:style-name="ce51" table:content-validation-name="val2" office:value-type="string" calcext:value-type="string">
            <text:p>neutro</text:p>
          </table:table-cell>
          <table:table-cell table:style-name="ce9" table:content-validation-name="val7" office:value-type="float" office:value="2" calcext:value-type="float">
            <text:p>2</text:p>
          </table:table-cell>
          <table:table-cell table:style-name="ce43" office:value-type="string" calcext:value-type="string">
            <text:p>Leer 1990:179</text:p>
          </table:table-cell>
          <table:table-cell table:style-name="ce6" office:value-type="string" calcext:value-type="string">
            <text:p>“With personal pronouns there is no distinction between the absolutive and relative (read: ergative) case. The oblique cases, on the other hand, are formed by adding to the pronominal stem the same forms of the case endings that are added to possessed nouns.</text:p>
            <text:p>“</text:p>
          </table:table-cell>
          <table:table-cell table:style-name="ce15" table:number-columns-repeated="53"/>
          <table:table-cell table:number-columns-repeated="960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5" office:value-type="string" calcext:value-type="string">
            <text:p>Los nombres muestran un alineamiento de tipo…</text:p>
          </table:table-cell>
          <table:table-cell table:style-name="ce5" office:value-type="string" calcext:value-type="string">
            <text:p>Si la lengua tiene caso, consignar el alineamiento de caso de los nombres. Jerárquico: marcación de objeto y sujeto basados en la jerarquía de persona 1 &gt; 2 &gt; 3. Si la lengua no tiene caso nominal, indicar 0 y dejar en blanco la columna de certeza.</text:p>
          </table:table-cell>
          <table:table-cell table:style-name="ce30" table:content-validation-name="val3" office:value-type="string" calcext:value-type="string">
            <text:p>ergativo-absolutivo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43" office:value-type="string" calcext:value-type="string">
            <text:p>Barnum 1901:12</text:p>
          </table:table-cell>
          <table:table-cell table:style-name="ce5"/>
          <table:table-cell table:style-name="ce52" table:content-validation-name="val3" office:value-type="string" calcext:value-type="string">
            <text:p>ergativo-absolutivo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Leer 1990:122</text:p>
          </table:table-cell>
          <table:table-cell table:style-name="ce5"/>
          <table:table-cell table:number-columns-repeated="1013"/>
        </table:table-row>
        <table:table-row table:style-name="ro2">
          <table:table-cell table:style-name="ce5" office:value-type="string" calcext:value-type="string">
            <text:p>CATEGORÍAS VERBALES</text:p>
          </table:table-cell>
          <table:table-cell table:style-name="ce5" office:value-type="string" calcext:value-type="string">
            <text:p>Número de marcas morfológicas de tiempo y aspecto</text:p>
          </table:table-cell>
          <table:table-cell table:style-name="ce5" office:value-type="string" calcext:value-type="string">
            <text:p>Consignar el número total de marcadores de tiempo y aspecto en la lengua y consignar un número natural. Si la lengua no tiene estos marcadores, entonces consignar 0 y dejar en blanco la columna de certeza</text:p>
          </table:table-cell>
          <table:table-cell table:style-name="ce36" office:value-type="float" office:value="3" calcext:value-type="float">
            <text:p>3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42" office:value-type="string" calcext:value-type="string">
            <text:p>Barnum 1901:18</text:p>
          </table:table-cell>
          <table:table-cell table:style-name="ce5" office:value-type="string" calcext:value-type="string">
            <text:p>pres, past+fut+habitual</text:p>
          </table:table-cell>
          <table:table-cell table:style-name="ce53" office:value-type="float" office:value="3" calcext:value-type="float">
            <text:p>3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42" office:value-type="string" calcext:value-type="string">
            <text:p>Leer 1990:71, 73</text:p>
          </table:table-cell>
          <table:table-cell table:style-name="ce5" office:value-type="string" calcext:value-type="string">
            <text:p>past + habitual + future (p. 83)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CATEGORÍAS VERBALES</text:p>
          </table:table-cell>
          <table:table-cell table:style-name="ce15" office:value-type="string" calcext:value-type="string">
            <text:p>Número de marcas morfológicas de evidencialidad </text:p>
          </table:table-cell>
          <table:table-cell table:style-name="ce6" office:value-type="string" calcext:value-type="string">
            <text:p>Consignar el número total de marcadores de evidencialidad en la lengua y consignar un número natural. Si la lengua no tiene estos marcadores, entonces consignar 0 y dejar en blanco la columna de certeza</text:p>
          </table:table-cell>
          <table:table-cell table:style-name="ce15" office:value-type="float" office:value="0" calcext:value-type="float">
            <text:p>0</text:p>
          </table:table-cell>
          <table:table-cell table:style-name="ce9" table:content-validation-name="val7"/>
          <table:table-cell table:style-name="ce15"/>
          <table:table-cell table:style-name="ce6"/>
          <table:table-cell table:style-name="ce15" office:value-type="float" office:value="0" calcext:value-type="float">
            <text:p>0</text:p>
          </table:table-cell>
          <table:table-cell table:style-name="ce9" table:content-validation-name="val7"/>
          <table:table-cell table:style-name="ce6" table:number-columns-repeated="2"/>
          <table:table-cell table:style-name="ce15" table:number-columns-repeated="53"/>
          <table:table-cell table:number-columns-repeated="960"/>
        </table:table-row>
        <table:table-row table:style-name="ro2">
          <table:table-cell table:style-name="ce5" office:value-type="string" calcext:value-type="string">
            <text:p>CATEGORÍAS VERBALES</text:p>
          </table:table-cell>
          <table:table-cell table:style-name="ce5" office:value-type="string" calcext:value-type="string">
            <text:p>El interrogativo se distingue del declarativo mediante</text:p>
          </table:table-cell>
          <table:table-cell table:style-name="ce5" office:value-type="string" calcext:value-type="string">
            <text:p>Indicar si existe una distinción formal entre oraciones indicativas/declarativas e interrogativas a partir de elementos morfológicos, prosódicos o ambos</text:p>
          </table:table-cell>
          <table:table-cell table:style-name="ce5" office:value-type="string" calcext:value-type="string">
            <text:p>morfología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42" office:value-type="string" calcext:value-type="string">
            <text:p>Barnum 1901:199</text:p>
          </table:table-cell>
          <table:table-cell table:style-name="ce5" office:value-type="string" calcext:value-type="string">
            <text:p>kâ</text:p>
          </table:table-cell>
          <table:table-cell table:style-name="ce5" office:value-type="string" calcext:value-type="string">
            <text:p>morfología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42" office:value-type="string" calcext:value-type="string">
            <text:p>Leer 1990:17</text:p>
          </table:table-cell>
          <table:table-cell table:style-name="ce5" office:value-type="string" calcext:value-type="string">
            <text:p><text:s/>enclitic -qaa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CATEGORÍAS VERBALES</text:p>
          </table:table-cell>
          <table:table-cell table:style-name="ce5" office:value-type="string" calcext:value-type="string">
            <text:p>Existen causativos morfológicos</text:p>
          </table:table-cell>
          <table:table-cell table:style-name="ce5" office:value-type="string" calcext:value-type="string">
            <text:p>Sí = 1 ; No = 0</text:p>
          </table:table-cell>
          <table:table-cell table:style-name="ce37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Barnum 1901:187</text:p>
          </table:table-cell>
          <table:table-cell table:style-name="ce5"/>
          <table:table-cell table:style-name="ce54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Leer 1990:193</text:p>
          </table:table-cell>
          <table:table-cell table:style-name="ce5" office:value-type="string" calcext:value-type="string">
            <text:p>“postbase” - verb compound?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FONOLOGÍA</text:p>
          </table:table-cell>
          <table:table-cell table:style-name="ce5" office:value-type="string" calcext:value-type="string">
            <text:p>número de tonemas en la lengua (si la lengua tiene un rasgo de tono)</text:p>
          </table:table-cell>
          <table:table-cell table:style-name="ce5" office:value-type="string" calcext:value-type="string">
            <text:p>Consignar el número total de tonemas en la lengua con un número natural. Si la lengua no tiene tono, consignar 0 y dejar la columna de certeza en blanco</text:p>
          </table:table-cell>
          <table:table-cell office:value-type="float" office:value="0" calcext:value-type="float">
            <text:p>0</text:p>
          </table:table-cell>
          <table:table-cell table:style-name="ce5" table:content-validation-name="val7"/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content-validation-name="val7"/>
          <table:table-cell table:number-columns-repeated="1015"/>
        </table:table-row>
        <table:table-row table:style-name="ro2">
          <table:table-cell table:style-name="ce5" office:value-type="string" calcext:value-type="string">
            <text:p>FONOLOGÍA</text:p>
          </table:table-cell>
          <table:table-cell table:style-name="ce5" office:value-type="string" calcext:value-type="string">
            <text:p>número total de consonantes</text:p>
          </table:table-cell>
          <table:table-cell table:style-name="ce5" office:value-type="string" calcext:value-type="string">
            <text:p>Consignar el número total de consonantes en la lengua con un número natural. </text:p>
          </table:table-cell>
          <table:table-cell office:value-type="float" office:value="71" calcext:value-type="float">
            <text:p>71</text:p>
          </table:table-cell>
          <table:table-cell table:style-name="ce5" table:content-validation-name="val7" office:value-type="float" office:value="1" calcext:value-type="float">
            <text:p>1</text:p>
          </table:table-cell>
          <table:table-cell table:style-name="ce44" office:value-type="string" calcext:value-type="string">
            <text:p>Barnum 1901:4</text:p>
          </table:table-cell>
          <table:table-cell office:value-type="string" calcext:value-type="string">
            <text:p>without comment, totally unrealiable analysis</text:p>
          </table:table-cell>
          <table:table-cell office:value-type="float" office:value="18" calcext:value-type="float">
            <text:p>18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42" office:value-type="string" calcext:value-type="string">
            <text:p>Leer 1990:1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FONOLOGÍA</text:p>
          </table:table-cell>
          <table:table-cell table:style-name="ce5" office:value-type="string" calcext:value-type="string">
            <text:p>número total de vocales</text:p>
          </table:table-cell>
          <table:table-cell table:style-name="ce5" office:value-type="string" calcext:value-type="string">
            <text:p>Consignar el número total de vocales en la lengua con un número natural. </text:p>
          </table:table-cell>
          <table:table-cell office:value-type="float" office:value="15" calcext:value-type="float">
            <text:p>15</text:p>
          </table:table-cell>
          <table:table-cell table:style-name="ce5" table:content-validation-name="val7" office:value-type="float" office:value="1" calcext:value-type="float">
            <text:p>1</text:p>
          </table:table-cell>
          <table:table-cell table:style-name="ce44" office:value-type="string" calcext:value-type="string">
            <text:p>Barnum 1901:1</text:p>
          </table:table-cell>
          <table:table-cell/>
          <table:table-cell office:value-type="float" office:value="4" calcext:value-type="float">
            <text:p>4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42" office:value-type="string" calcext:value-type="string">
            <text:p>Leer 1990:2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FONOLOGÍA</text:p>
          </table:table-cell>
          <table:table-cell table:style-name="ce5" office:value-type="string" calcext:value-type="string">
            <text:p>número de vocales nasales</text:p>
          </table:table-cell>
          <table:table-cell table:style-name="ce5" office:value-type="string" calcext:value-type="string">
            <text:p>Consignar el número total de vocales nasales en la lengua con un número natural. Si la lengua no tiene vocales nasales, consignar 0 y dejar la columna de certeza en blanco</text:p>
          </table:table-cell>
          <table:table-cell office:value-type="float" office:value="0" calcext:value-type="float">
            <text:p>0</text:p>
          </table:table-cell>
          <table:table-cell table:style-name="ce5" table:content-validation-name="val7"/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content-validation-name="val7"/>
          <table:table-cell table:number-columns-repeated="1015"/>
        </table:table-row>
        <table:table-row table:style-name="ro2">
          <table:table-cell table:style-name="ce5" office:value-type="string" calcext:value-type="string">
            <text:p>ORDEN DE PALABRAS</text:p>
          </table:table-cell>
          <table:table-cell table:style-name="ce5" office:value-type="string" calcext:value-type="string">
            <text:p>orden relativo entre el adjetivo y el nombre en la frase nominal</text:p>
          </table:table-cell>
          <table:table-cell table:style-name="ce5" office:value-type="string" calcext:value-type="string">
            <text:p>Indicar el orden relativo del nombre y el adjetivo dentro de una frase nominal, seleccionando una de las opciones en la lista despegable</text:p>
          </table:table-cell>
          <table:table-cell table:content-validation-name="val4"/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Barnum 1901:249</text:p>
          </table:table-cell>
          <table:table-cell office:value-type="string" calcext:value-type="string">
            <text:p>As the adjective does not appear as a distinct part of speech in Innuit, its place is supplied by various forms of the verb. - Adj N for this construction</text:p>
            <text:p/>
          </table:table-cell>
          <table:table-cell table:content-validation-name="val4"/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Leer 1990:41</text:p>
          </table:table-cell>
          <table:table-cell office:value-type="string" calcext:value-type="string">
            <text:p>no real adjectives, but participes built from verbs; maybe stative predicates?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ORDEN DE PALABRAS</text:p>
          </table:table-cell>
          <table:table-cell table:style-name="ce5" office:value-type="string" calcext:value-type="string">
            <text:p>orden relativo entre el modificador genitivo y el nombre en la frase nominal</text:p>
          </table:table-cell>
          <table:table-cell table:style-name="ce5" office:value-type="string" calcext:value-type="string">
            <text:p>Indicar el orden relativo del nombre y el modificador genitivo dentro de una frase nominal, seleccionando una de las opciones de la lista desplegable</text:p>
          </table:table-cell>
          <table:table-cell table:content-validation-name="val5" office:value-type="string" calcext:value-type="string">
            <text:p>GEN N 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Barnum 1901:12</text:p>
          </table:table-cell>
          <table:table-cell office:value-type="string" calcext:value-type="string">
            <text:p>“Of god his message”</text:p>
          </table:table-cell>
          <table:table-cell table:content-validation-name="val5" office:value-type="string" calcext:value-type="string">
            <text:p>GEN N 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Leer 1990:253</text:p>
          </table:table-cell>
          <table:table-cell office:value-type="string" calcext:value-type="string">
            <text:p>Possessor-Rel Possessum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ORDEN DE PALABRAS</text:p>
          </table:table-cell>
          <table:table-cell table:style-name="ce5" office:value-type="string" calcext:value-type="string">
            <text:p>orden básico de palabras en la lengua</text:p>
          </table:table-cell>
          <table:table-cell table:style-name="ce5" office:value-type="string" calcext:value-type="string">
            <text:p>Indicar el tipo de orden básico de constituyentes en oraciones declarativas a partir de la lista de opciones ofrecidas. "no hay orden básico puede registrarse para los casos en los que se indica orden flexible o prágmáticamente orientado</text:p>
          </table:table-cell>
          <table:table-cell table:content-validation-name="val6"/>
          <table:table-cell table:style-name="ce5" table:content-validation-name="val7"/>
          <table:table-cell office:value-type="string" calcext:value-type="string">
            <text:p>Barnum 1901:205</text:p>
          </table:table-cell>
          <table:table-cell office:value-type="string" calcext:value-type="string">
            <text:p>no da frases analizables como ejemplos, solo verbos con formas pronominales</text:p>
          </table:table-cell>
          <table:table-cell table:content-validation-name="val6" office:value-type="string" calcext:value-type="string">
            <text:p>SOV 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Leer 1990:91</text:p>
          </table:table-cell>
          <table:table-cell office:value-type="string" calcext:value-type="string">
            <text:p>“subject first, then the other NPs in the predicate, then the verb. “</text:p>
          </table:table-cell>
          <table:table-cell table:number-columns-repeated="1013"/>
        </table:table-row>
        <table:table-row table:style-name="ro3">
          <table:table-cell table:style-name="ce10" office:value-type="string" calcext:value-type="string">
            <text:p>CATEGORÍAS VERBALES</text:p>
          </table:table-cell>
          <table:table-cell table:style-name="ce11" office:value-type="string" calcext:value-type="string">
            <text:p>existe evidencia de concordancia entre el verbo y alguno de sus argumentos </text:p>
          </table:table-cell>
          <table:table-cell table:style-name="ce10" office:value-type="string" calcext:value-type="string">
            <text:p>Sí = 1 ; No = 0</text:p>
          </table:table-cell>
          <table:table-cell table:style-name="ce26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42" office:value-type="string" calcext:value-type="string">
            <text:p>Barnum 1901:119</text:p>
          </table:table-cell>
          <table:table-cell table:style-name="ce5"/>
          <table:table-cell table:style-name="ce48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42" office:value-type="string" calcext:value-type="string">
            <text:p>Leer 1990:192</text:p>
          </table:table-cell>
          <table:table-cell table:number-columns-repeated="1014"/>
        </table:table-row>
        <table:table-row table:style-name="ro3">
          <table:table-cell table:style-name="ce10" office:value-type="string" calcext:value-type="string">
            <text:p>CATEGORÍAS NOMINALES</text:p>
          </table:table-cell>
          <table:table-cell table:style-name="ce11" office:value-type="string" calcext:value-type="string">
            <text:p>existe evidencia de concordancia entre el nombre y su adjetivo</text:p>
          </table:table-cell>
          <table:table-cell table:style-name="ce10" office:value-type="string" calcext:value-type="string">
            <text:p>Sí = 1 ; No = 0</text:p>
          </table:table-cell>
          <table:table-cell table:number-columns-repeated="3"/>
          <table:table-cell office:value-type="string" calcext:value-type="string">
            <text:p>no PoS class Adjectives</text:p>
          </table:table-cell>
          <table:table-cell table:number-columns-repeated="3"/>
          <table:table-cell office:value-type="string" calcext:value-type="string">
            <text:p>no PoS class adjectives</text:p>
          </table:table-cell>
          <table:table-cell table:number-columns-repeated="1013"/>
        </table:table-row>
        <table:table-row table:style-name="ro4" table:number-rows-repeated="810">
          <table:table-cell table:number-columns-repeated="1024"/>
        </table:table-row>
        <table:table-row table:style-name="ro5" table:number-rows-repeated="1047733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'Cuestionario complejidad morfol'.$A$1" table:cell-range-address="$'Cuestionario complejidad morfol'.$A$15:.$D$19"/>
        </table:named-expressions>
        <calcext:conditional-formats>
          <calcext:conditional-format calcext:target-range-address="'Cuestionario complejidad morfol'.D20:'Cuestionario complejidad morfol'.D20 'Cuestionario complejidad morfol'.D10:'Cuestionario complejidad morfol'.D17 'Cuestionario complejidad morfol'.D31:'Cuestionario complejidad morfol'.D31">
            <calcext:condition calcext:apply-style-name="ConditionalStyle_1" calcext:value="formula-is(LEN(TRIM([.D9]))&gt;0)" calcext:base-cell-address="'Cuestionario complejidad morfol'.D10"/>
          </calcext:conditional-format>
          <calcext:conditional-format calcext:target-range-address="'Cuestionario complejidad morfol'.D18:'Cuestionario complejidad morfol'.D18">
            <calcext:condition calcext:apply-style-name="ConditionalStyle_2" calcext:value="formula-is(LEN(TRIM([.D18]))&gt;0)" calcext:base-cell-address="'Cuestionario complejidad morfol'.D18"/>
          </calcext:conditional-format>
          <calcext:conditional-format calcext:target-range-address="'Cuestionario complejidad morfol'.D19:'Cuestionario complejidad morfol'.D19">
            <calcext:condition calcext:apply-style-name="ConditionalStyle_3" calcext:value="formula-is(LEN(TRIM([.D19]))&gt;0)" calcext:base-cell-address="'Cuestionario complejidad morfol'.D19"/>
          </calcext:conditional-format>
          <calcext:conditional-format calcext:target-range-address="'Cuestionario complejidad morfol'.D23:'Cuestionario complejidad morfol'.D23">
            <calcext:condition calcext:apply-style-name="ConditionalStyle_4" calcext:value="formula-is(LEN(TRIM([.D23]))&gt;0)" calcext:base-cell-address="'Cuestionario complejidad morfol'.D23"/>
          </calcext:conditional-format>
          <calcext:conditional-format calcext:target-range-address="'Cuestionario complejidad morfol'.D7:'Cuestionario complejidad morfol'.D9">
            <calcext:condition calcext:apply-style-name="ConditionalStyle_5" calcext:value="formula-is(LEN(TRIM([.D7]))&gt;0)" calcext:base-cell-address="'Cuestionario complejidad morfol'.D7"/>
          </calcext:conditional-format>
          <calcext:conditional-format calcext:target-range-address="'Cuestionario complejidad morfol'.H20:'Cuestionario complejidad morfol'.H20 'Cuestionario complejidad morfol'.H10:'Cuestionario complejidad morfol'.H17 'Cuestionario complejidad morfol'.H31:'Cuestionario complejidad morfol'.H31">
            <calcext:condition calcext:apply-style-name="ConditionalStyle_6" calcext:value="formula-is(LEN(TRIM([.H9]))&gt;0)" calcext:base-cell-address="'Cuestionario complejidad morfol'.H10"/>
          </calcext:conditional-format>
          <calcext:conditional-format calcext:target-range-address="'Cuestionario complejidad morfol'.H18:'Cuestionario complejidad morfol'.H18">
            <calcext:condition calcext:apply-style-name="ConditionalStyle_7" calcext:value="formula-is(LEN(TRIM([.H18]))&gt;0)" calcext:base-cell-address="'Cuestionario complejidad morfol'.H18"/>
          </calcext:conditional-format>
          <calcext:conditional-format calcext:target-range-address="'Cuestionario complejidad morfol'.H19:'Cuestionario complejidad morfol'.H19">
            <calcext:condition calcext:apply-style-name="ConditionalStyle_8" calcext:value="formula-is(LEN(TRIM([.H19]))&gt;0)" calcext:base-cell-address="'Cuestionario complejidad morfol'.H19"/>
          </calcext:conditional-format>
          <calcext:conditional-format calcext:target-range-address="'Cuestionario complejidad morfol'.H23:'Cuestionario complejidad morfol'.H23">
            <calcext:condition calcext:apply-style-name="ConditionalStyle_9" calcext:value="formula-is(LEN(TRIM([.H23]))&gt;0)" calcext:base-cell-address="'Cuestionario complejidad morfol'.H23"/>
          </calcext:conditional-format>
          <calcext:conditional-format calcext:target-range-address="'Cuestionario complejidad morfol'.H7:'Cuestionario complejidad morfol'.H9">
            <calcext:condition calcext:apply-style-name="ConditionalStyle_10" calcext:value="formula-is(LEN(TRIM([.H7]))&gt;0)" calcext:base-cell-address="'Cuestionario complejidad morfol'.H7"/>
          </calcext:conditional-format>
        </calcext:conditional-formats>
      </table:table>
      <table:table table:name="Hoja1" table:style-name="ta2">
        <table:table-column table:style-name="co14" table:number-columns-repeated="64" table:default-cell-style-name="ce74"/>
        <table:table-row table:style-name="ro5">
          <table:table-cell table:style-name="ce73" office:value-type="string" calcext:value-type="string">
            <text:p>ergativo-absolutivo</text:p>
          </table:table-cell>
          <table:table-cell table:number-columns-repeated="63"/>
        </table:table-row>
        <table:table-row table:style-name="ro5">
          <table:table-cell table:style-name="ce73" office:value-type="string" calcext:value-type="string">
            <text:p>nominativo-acusativo</text:p>
          </table:table-cell>
          <table:table-cell table:number-columns-repeated="63"/>
        </table:table-row>
        <table:table-row table:style-name="ro5">
          <table:table-cell table:style-name="ce73" office:value-type="string" calcext:value-type="string">
            <text:p>tripartito</text:p>
          </table:table-cell>
          <table:table-cell table:number-columns-repeated="63"/>
        </table:table-row>
        <table:table-row table:style-name="ro5">
          <table:table-cell table:style-name="ce73" office:value-type="string" calcext:value-type="string">
            <text:p>neutro</text:p>
          </table:table-cell>
          <table:table-cell table:number-columns-repeated="63"/>
        </table:table-row>
        <table:table-row table:style-name="ro5">
          <table:table-cell table:style-name="ce73" office:value-type="string" calcext:value-type="string">
            <text:p>activo-inactivo</text:p>
          </table:table-cell>
          <table:table-cell table:number-columns-repeated="63"/>
        </table:table-row>
        <table:table-row table:style-name="ro5">
          <table:table-cell table:style-name="ce73" office:value-type="string" calcext:value-type="string">
            <text:p>jerárquico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ce73" office:value-type="string" calcext:value-type="string">
            <text:p>morfología</text:p>
          </table:table-cell>
          <table:table-cell table:number-columns-repeated="63"/>
        </table:table-row>
        <table:table-row table:style-name="ro5">
          <table:table-cell table:style-name="ce73" office:value-type="string" calcext:value-type="string">
            <text:p>prosodia</text:p>
          </table:table-cell>
          <table:table-cell table:number-columns-repeated="63"/>
        </table:table-row>
        <table:table-row table:style-name="ro5">
          <table:table-cell table:style-name="ce73" office:value-type="string" calcext:value-type="string">
            <text:p>morfología y prosodia</text:p>
          </table:table-cell>
          <table:table-cell table:number-columns-repeated="63"/>
        </table:table-row>
        <table:table-row table:style-name="ro5">
          <table:table-cell table:style-name="ce73" office:value-type="string" calcext:value-type="string">
            <text:p>no se distinguen</text:p>
          </table:table-cell>
          <table:table-cell table:number-columns-repeated="63"/>
        </table:table-row>
        <table:table-row table:style-name="ro5" table:number-rows-repeated="1048564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Metadata" table:style-name="ta3">
        <office:forms form:automatic-focus="false" form:apply-design-mode="false"/>
        <table:table-column table:style-name="co15" table:default-cell-style-name="ce64"/>
        <table:table-column table:style-name="co16" table:default-cell-style-name="ce64"/>
        <table:table-column table:style-name="co17" table:number-columns-repeated="62" table:default-cell-style-name="ce64"/>
        <table:table-column table:style-name="co17" table:number-columns-repeated="960" table:default-cell-style-name="ce67"/>
        <table:table-row table:style-name="ro5">
          <table:table-cell table:style-name="ce63" office:value-type="string" calcext:value-type="string">
            <text:p>Nombre</text:p>
          </table:table-cell>
          <table:table-cell table:style-name="ce65" office:value-type="string" calcext:value-type="string">
            <text:p>Pacific Gulf Yupik</text:p>
          </table:table-cell>
          <table:table-cell table:number-columns-repeated="1022"/>
        </table:table-row>
        <table:table-row table:style-name="ro5">
          <table:table-cell table:style-name="ce63" office:value-type="string" calcext:value-type="string">
            <text:p>Código glottolog</text:p>
          </table:table-cell>
          <table:table-cell table:style-name="ce65" office:value-type="string" calcext:value-type="string">
            <text:p>paci1278</text:p>
          </table:table-cell>
          <table:table-cell table:number-columns-repeated="1022"/>
        </table:table-row>
        <table:table-row table:style-name="ro5">
          <table:table-cell table:style-name="ce63" office:value-type="string" calcext:value-type="string">
            <text:p>Familia lingüística</text:p>
          </table:table-cell>
          <table:table-cell table:style-name="ce65" office:value-type="string" calcext:value-type="string">
            <text:p>Eskimo-Aleut</text:p>
          </table:table-cell>
          <table:table-cell table:number-columns-repeated="1022"/>
        </table:table-row>
        <table:table-row table:style-name="ro5">
          <table:table-cell table:style-name="ce63" office:value-type="string" calcext:value-type="string">
            <text:p>Estado de obsolescencia</text:p>
          </table:table-cell>
          <table:table-cell table:style-name="ce65" office:value-type="string" calcext:value-type="string">
            <text:p>moribund</text:p>
          </table:table-cell>
          <table:table-cell table:number-columns-repeated="1022"/>
        </table:table-row>
        <table:table-row table:style-name="ro6">
          <table:table-cell table:style-name="ce63" office:value-type="string" calcext:value-type="string">
            <text:p>Número de hablantes</text:p>
          </table:table-cell>
          <table:table-cell table:style-name="ce77" office:value-type="float" office:value="200" calcext:value-type="float">
            <text:p>200</text:p>
          </table:table-cell>
          <table:table-cell table:style-name="ce66" office:value-type="string" calcext:value-type="string">
            <text:p>Ethnologue cites 200 speakers, behind Paywall; no mention in text</text:p>
          </table:table-cell>
          <table:table-cell table:number-columns-repeated="1021"/>
        </table:table-row>
        <table:table-row table:style-name="ro5">
          <table:table-cell table:style-name="ce63" office:value-type="string" calcext:value-type="string">
            <text:p>País</text:p>
          </table:table-cell>
          <table:table-cell table:style-name="ce65" office:value-type="string" calcext:value-type="string">
            <text:p>Alaska</text:p>
          </table:table-cell>
          <table:table-cell table:number-columns-repeated="1022"/>
        </table:table-row>
        <table:table-row table:style-name="ro5">
          <table:table-cell table:style-name="ce63" office:value-type="string" calcext:value-type="string">
            <text:p>Región</text:p>
          </table:table-cell>
          <table:table-cell table:style-name="ce65" office:value-type="string" calcext:value-type="string">
            <text:p>North America</text:p>
          </table:table-cell>
          <table:table-cell table:number-columns-repeated="1022"/>
        </table:table-row>
        <table:table-row table:style-name="ro5">
          <table:table-cell table:style-name="ce63" office:value-type="string" calcext:value-type="string">
            <text:p>Referencias</text:p>
          </table:table-cell>
          <table:table-cell table:style-name="ce65" office:value-type="string" calcext:value-type="string">
            <text:p>Barnum 1901, Leer 1990</text:p>
          </table:table-cell>
          <table:table-cell table:number-columns-repeated="1022"/>
        </table:table-row>
        <table:table-row table:style-name="ro5">
          <table:table-cell table:style-name="ce63" office:value-type="string" calcext:value-type="string">
            <text:p>Nombre del compilador</text:p>
          </table:table-cell>
          <table:table-cell table:style-name="ce65" office:value-type="string" calcext:value-type="string">
            <text:p>Frederic Blum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Intervalo</text:p>
          </table:table-cell>
          <table:table-cell table:style-name="ce78" office:value-type="float" office:value="89" calcext:value-type="float">
            <text:p>8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Número de hablantes G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“liberal estimation” (Barnum 1901:xv)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1</text:p>
          </table:table-cell>
          <table:table-cell office:value-type="float" office:value="1901" calcext:value-type="float">
            <text:p>190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2</text:p>
          </table:table-cell>
          <table:table-cell office:value-type="float" office:value="1990" calcext:value-type="float">
            <text:p>1990</text:p>
          </table:table-cell>
          <table:table-cell table:number-columns-repeated="1022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bla dinámica 1" table:style-name="ta4">
        <office:forms form:automatic-focus="false" form:apply-design-mode="false"/>
        <table:table-column table:style-name="co13" table:number-columns-repeated="64" table:default-cell-style-name="ce74"/>
        <table:table-row table:style-name="ro4">
          <table:table-cell table:style-name="ce80" office:value-type="string" calcext:value-type="string">
            <text:p>(empty)</text:p>
          </table:table-cell>
          <table:table-cell table:number-columns-repeated="63"/>
        </table:table-row>
        <table:table-row table:style-name="ro4">
          <table:table-cell table:style-name="ce81"/>
          <table:table-cell table:number-columns-repeated="63"/>
        </table:table-row>
        <table:table-row table:style-name="ro4" table:number-rows-repeated="998">
          <table:table-cell table:number-columns-repeated="64"/>
        </table:table-row>
        <table:table-row table:style-name="ro5" table:number-rows-repeated="104757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Resumen" table:style-name="ta5">
        <table:table-column table:style-name="co13" table:number-columns-repeated="136" table:default-cell-style-name="ce74"/>
        <table:table-row table:style-name="ro4">
          <table:table-cell table:style-name="ce88"/>
          <table:table-cell table:style-name="ce89" office:value-type="float" office:value="1.1" calcext:value-type="float">
            <text:p>1.1</text:p>
          </table:table-cell>
          <table:table-cell table:style-name="ce89" office:value-type="float" office:value="1.2" calcext:value-type="float">
            <text:p>1.2</text:p>
          </table:table-cell>
          <table:table-cell table:style-name="ce89" office:value-type="float" office:value="1.3" calcext:value-type="float">
            <text:p>1.3</text:p>
          </table:table-cell>
          <table:table-cell table:style-name="ce89" office:value-type="float" office:value="1.4" calcext:value-type="float">
            <text:p>1.4</text:p>
          </table:table-cell>
          <table:table-cell table:style-name="ce89" office:value-type="float" office:value="1.5" calcext:value-type="float">
            <text:p>1.5</text:p>
          </table:table-cell>
          <table:table-cell table:style-name="ce89" office:value-type="float" office:value="1.6" calcext:value-type="float">
            <text:p>1.6</text:p>
          </table:table-cell>
          <table:table-cell table:style-name="ce89" office:value-type="float" office:value="1.7" calcext:value-type="float">
            <text:p>1.7</text:p>
          </table:table-cell>
          <table:table-cell table:style-name="ce89" office:value-type="float" office:value="1.8" calcext:value-type="float">
            <text:p>1.8</text:p>
          </table:table-cell>
          <table:table-cell table:style-name="ce89" office:value-type="float" office:value="1.9" calcext:value-type="float">
            <text:p>1.9</text:p>
          </table:table-cell>
          <table:table-cell table:style-name="ce89" office:value-type="float" office:value="2.1" calcext:value-type="float">
            <text:p>2.1</text:p>
          </table:table-cell>
          <table:table-cell table:style-name="ce89" office:value-type="float" office:value="2.2" calcext:value-type="float">
            <text:p>2.2</text:p>
          </table:table-cell>
          <table:table-cell table:style-name="ce89" office:value-type="string" calcext:value-type="string">
            <text:p>2.2.1</text:p>
          </table:table-cell>
          <table:table-cell table:style-name="ce89" office:value-type="string" calcext:value-type="string">
            <text:p>2.2.2</text:p>
          </table:table-cell>
          <table:table-cell table:style-name="ce89" office:value-type="string" calcext:value-type="string">
            <text:p>2.2.3</text:p>
          </table:table-cell>
          <table:table-cell table:style-name="ce89" office:value-type="string" calcext:value-type="string">
            <text:p>2.2.4</text:p>
          </table:table-cell>
          <table:table-cell table:style-name="ce89" office:value-type="string" calcext:value-type="string">
            <text:p>2.2.5</text:p>
          </table:table-cell>
          <table:table-cell table:style-name="ce89" office:value-type="string" calcext:value-type="string">
            <text:p>2.2.6</text:p>
          </table:table-cell>
          <table:table-cell table:style-name="ce89" office:value-type="string" calcext:value-type="string">
            <text:p>2.2.7</text:p>
          </table:table-cell>
          <table:table-cell table:style-name="ce89" office:value-type="string" calcext:value-type="string">
            <text:p>2.2.8</text:p>
          </table:table-cell>
          <table:table-cell table:style-name="ce89" office:value-type="string" calcext:value-type="string">
            <text:p>2.2.9</text:p>
          </table:table-cell>
          <table:table-cell table:style-name="ce89" office:value-type="string" calcext:value-type="string">
            <text:p>2.2.10</text:p>
          </table:table-cell>
          <table:table-cell table:style-name="ce89" office:value-type="string" calcext:value-type="string">
            <text:p>2.2.11</text:p>
          </table:table-cell>
          <table:table-cell table:style-name="ce89" office:value-type="string" calcext:value-type="string">
            <text:p>2.2.12</text:p>
          </table:table-cell>
          <table:table-cell table:style-name="ce89" office:value-type="string" calcext:value-type="string">
            <text:p>2.2.13</text:p>
          </table:table-cell>
          <table:table-cell table:style-name="ce89" office:value-type="string" calcext:value-type="string">
            <text:p>2.2.14</text:p>
          </table:table-cell>
          <table:table-cell table:style-name="ce89" office:value-type="string" calcext:value-type="string">
            <text:p>2.2.15</text:p>
          </table:table-cell>
          <table:table-cell table:style-name="ce89" office:value-type="string" calcext:value-type="string">
            <text:p>2.2.15.1.</text:p>
          </table:table-cell>
          <table:table-cell table:style-name="ce89" office:value-type="string" calcext:value-type="string">
            <text:p>2.2.15.2.</text:p>
          </table:table-cell>
          <table:table-cell table:style-name="ce89" office:value-type="string" calcext:value-type="string">
            <text:p>2.2.15.3.</text:p>
          </table:table-cell>
          <table:table-cell table:style-name="ce89" office:value-type="string" calcext:value-type="string">
            <text:p>2.2.16</text:p>
          </table:table-cell>
          <table:table-cell table:style-name="ce89" office:value-type="string" calcext:value-type="string">
            <text:p>2.2.17</text:p>
          </table:table-cell>
          <table:table-cell table:style-name="ce89" office:value-type="string" calcext:value-type="string">
            <text:p>2.2.18</text:p>
          </table:table-cell>
          <table:table-cell table:style-name="ce89" office:value-type="string" calcext:value-type="string">
            <text:p>2.2.19</text:p>
          </table:table-cell>
          <table:table-cell table:style-name="ce89" office:value-type="string" calcext:value-type="string">
            <text:p>2.2.20</text:p>
          </table:table-cell>
          <table:table-cell table:style-name="ce89" office:value-type="string" calcext:value-type="string">
            <text:p>2.2.21</text:p>
          </table:table-cell>
          <table:table-cell table:style-name="ce89" office:value-type="string" calcext:value-type="string">
            <text:p>2.2.22</text:p>
          </table:table-cell>
          <table:table-cell table:style-name="ce89" office:value-type="string" calcext:value-type="string">
            <text:p>2.2.23</text:p>
          </table:table-cell>
          <table:table-cell table:style-name="ce89" office:value-type="string" calcext:value-type="string">
            <text:p>2.2.24</text:p>
          </table:table-cell>
          <table:table-cell table:style-name="ce89" office:value-type="string" calcext:value-type="string">
            <text:p>2.2.25</text:p>
          </table:table-cell>
          <table:table-cell table:style-name="ce89" office:value-type="string" calcext:value-type="string">
            <text:p>2.2.26</text:p>
          </table:table-cell>
          <table:table-cell table:style-name="ce89" office:value-type="string" calcext:value-type="string">
            <text:p>2.2.27</text:p>
          </table:table-cell>
          <table:table-cell table:style-name="ce89" office:value-type="string" calcext:value-type="string">
            <text:p>2.2.28</text:p>
          </table:table-cell>
          <table:table-cell table:style-name="ce89" office:value-type="string" calcext:value-type="string">
            <text:p>2.2.29</text:p>
          </table:table-cell>
          <table:table-cell table:style-name="ce89" office:value-type="string" calcext:value-type="string">
            <text:p>2.2.30</text:p>
          </table:table-cell>
          <table:table-cell table:style-name="ce89" office:value-type="string" calcext:value-type="string">
            <text:p>2.2.31</text:p>
          </table:table-cell>
          <table:table-cell table:style-name="ce89" office:value-type="string" calcext:value-type="string">
            <text:p>2.2.32</text:p>
          </table:table-cell>
          <table:table-cell table:style-name="ce89" office:value-type="string" calcext:value-type="string">
            <text:p>2.2.33</text:p>
          </table:table-cell>
          <table:table-cell table:style-name="ce89" office:value-type="string" calcext:value-type="string">
            <text:p>2.2.33.1</text:p>
          </table:table-cell>
          <table:table-cell table:style-name="ce89" office:value-type="string" calcext:value-type="string">
            <text:p>2.2.33.2</text:p>
          </table:table-cell>
          <table:table-cell table:style-name="ce89" office:value-type="string" calcext:value-type="string">
            <text:p>2.2.33.3</text:p>
          </table:table-cell>
          <table:table-cell table:style-name="ce89" office:value-type="string" calcext:value-type="string">
            <text:p>2.2.33.4</text:p>
          </table:table-cell>
          <table:table-cell table:style-name="ce89" office:value-type="string" calcext:value-type="string">
            <text:p>2.2.33.5</text:p>
          </table:table-cell>
          <table:table-cell table:style-name="ce89" office:value-type="string" calcext:value-type="string">
            <text:p>2.2.33.6</text:p>
          </table:table-cell>
          <table:table-cell table:style-name="ce89" office:value-type="string" calcext:value-type="string">
            <text:p>2.2.33.7</text:p>
          </table:table-cell>
          <table:table-cell table:style-name="ce89" office:value-type="string" calcext:value-type="string">
            <text:p>2.2.33.8</text:p>
          </table:table-cell>
          <table:table-cell table:style-name="ce89" office:value-type="string" calcext:value-type="string">
            <text:p>2.2.33.9</text:p>
          </table:table-cell>
          <table:table-cell table:style-name="ce89" office:value-type="string" calcext:value-type="string">
            <text:p>2.2.33.10</text:p>
          </table:table-cell>
          <table:table-cell table:style-name="ce89" office:value-type="string" calcext:value-type="string">
            <text:p>2.2.33.11</text:p>
          </table:table-cell>
          <table:table-cell table:style-name="ce89" office:value-type="string" calcext:value-type="string">
            <text:p>2.2.33.12</text:p>
          </table:table-cell>
          <table:table-cell table:style-name="ce89" office:value-type="string" calcext:value-type="string">
            <text:p>2.2.33.13</text:p>
          </table:table-cell>
          <table:table-cell table:style-name="ce89" office:value-type="string" calcext:value-type="string">
            <text:p>2.2.33.14</text:p>
          </table:table-cell>
          <table:table-cell table:style-name="ce89" office:value-type="string" calcext:value-type="string">
            <text:p>2.2.33.15</text:p>
          </table:table-cell>
          <table:table-cell table:style-name="ce89" office:value-type="string" calcext:value-type="string">
            <text:p>2.2.33.16</text:p>
          </table:table-cell>
          <table:table-cell table:style-name="ce89" office:value-type="string" calcext:value-type="string">
            <text:p>2.2.33.17</text:p>
          </table:table-cell>
          <table:table-cell table:style-name="ce89" office:value-type="string" calcext:value-type="string">
            <text:p>2.2.33.18</text:p>
          </table:table-cell>
          <table:table-cell table:style-name="ce89" office:value-type="string" calcext:value-type="string">
            <text:p>2.2.34</text:p>
          </table:table-cell>
          <table:table-cell table:style-name="ce89" office:value-type="string" calcext:value-type="string">
            <text:p>2.2.35</text:p>
          </table:table-cell>
          <table:table-cell table:style-name="ce89" office:value-type="string" calcext:value-type="string">
            <text:p>2.2.36</text:p>
          </table:table-cell>
          <table:table-cell table:style-name="ce89" office:value-type="string" calcext:value-type="string">
            <text:p>2.3.</text:p>
          </table:table-cell>
          <table:table-cell table:style-name="ce89" office:value-type="string" calcext:value-type="string">
            <text:p>2.3.1.</text:p>
          </table:table-cell>
          <table:table-cell table:style-name="ce89" office:value-type="string" calcext:value-type="string">
            <text:p>2.3.2.</text:p>
          </table:table-cell>
          <table:table-cell table:style-name="ce89" office:value-type="string" calcext:value-type="string">
            <text:p>2.3.3.</text:p>
          </table:table-cell>
          <table:table-cell table:style-name="ce89" office:value-type="string" calcext:value-type="string">
            <text:p>2.3.4.</text:p>
          </table:table-cell>
          <table:table-cell table:style-name="ce89" office:value-type="string" calcext:value-type="string">
            <text:p>2.3.5.</text:p>
          </table:table-cell>
          <table:table-cell table:style-name="ce89" office:value-type="string" calcext:value-type="string">
            <text:p>2.3.6.</text:p>
          </table:table-cell>
          <table:table-cell table:style-name="ce89" office:value-type="string" calcext:value-type="string">
            <text:p>2.3.7.</text:p>
          </table:table-cell>
          <table:table-cell table:style-name="ce89" office:value-type="string" calcext:value-type="string">
            <text:p>3.1.</text:p>
          </table:table-cell>
          <table:table-cell table:style-name="ce89" office:value-type="string" calcext:value-type="string">
            <text:p>3.2.</text:p>
          </table:table-cell>
          <table:table-cell table:style-name="ce89" office:value-type="string" calcext:value-type="string">
            <text:p>3.3.</text:p>
          </table:table-cell>
          <table:table-cell table:style-name="ce89" office:value-type="string" calcext:value-type="string">
            <text:p>3.4.</text:p>
          </table:table-cell>
          <table:table-cell table:style-name="ce89" office:value-type="string" calcext:value-type="string">
            <text:p>3.5.</text:p>
          </table:table-cell>
          <table:table-cell table:style-name="ce89" office:value-type="string" calcext:value-type="string">
            <text:p>3.6.</text:p>
          </table:table-cell>
          <table:table-cell table:style-name="ce89" office:value-type="string" calcext:value-type="string">
            <text:p>3.7.</text:p>
          </table:table-cell>
          <table:table-cell table:style-name="ce89" office:value-type="string" calcext:value-type="string">
            <text:p>3.8.</text:p>
          </table:table-cell>
          <table:table-cell table:style-name="ce89" office:value-type="string" calcext:value-type="string">
            <text:p>3.9.</text:p>
          </table:table-cell>
          <table:table-cell table:style-name="ce89" office:value-type="string" calcext:value-type="string">
            <text:p>3.10.</text:p>
          </table:table-cell>
          <table:table-cell table:style-name="ce89" office:value-type="string" calcext:value-type="string">
            <text:p>3.11.</text:p>
          </table:table-cell>
          <table:table-cell table:style-name="ce89" office:value-type="string" calcext:value-type="string">
            <text:p>3.12.</text:p>
          </table:table-cell>
          <table:table-cell table:style-name="ce89" office:value-type="string" calcext:value-type="string">
            <text:p>3.13.</text:p>
          </table:table-cell>
          <table:table-cell table:style-name="ce89" office:value-type="string" calcext:value-type="string">
            <text:p>3.14.</text:p>
          </table:table-cell>
          <table:table-cell table:style-name="ce89" office:value-type="string" calcext:value-type="string">
            <text:p>3.15.</text:p>
          </table:table-cell>
          <table:table-cell table:style-name="ce89" office:value-type="string" calcext:value-type="string">
            <text:p>3.16.</text:p>
          </table:table-cell>
          <table:table-cell table:style-name="ce89" office:value-type="string" calcext:value-type="string">
            <text:p>3.17.</text:p>
          </table:table-cell>
          <table:table-cell table:style-name="ce89" office:value-type="string" calcext:value-type="string">
            <text:p>3.18.</text:p>
          </table:table-cell>
          <table:table-cell table:style-name="ce89" office:value-type="string" calcext:value-type="string">
            <text:p>3.19.</text:p>
          </table:table-cell>
          <table:table-cell table:style-name="ce89" office:value-type="string" calcext:value-type="string">
            <text:p>3.20.</text:p>
          </table:table-cell>
          <table:table-cell table:style-name="ce89" office:value-type="string" calcext:value-type="string">
            <text:p>3.21.</text:p>
          </table:table-cell>
          <table:table-cell table:style-name="ce89" office:value-type="string" calcext:value-type="string">
            <text:p>3.22.</text:p>
          </table:table-cell>
          <table:table-cell table:style-name="ce89" office:value-type="string" calcext:value-type="string">
            <text:p>3.23.</text:p>
          </table:table-cell>
          <table:table-cell table:style-name="ce89" office:value-type="string" calcext:value-type="string">
            <text:p>3.24.</text:p>
          </table:table-cell>
          <table:table-cell table:style-name="ce89" office:value-type="string" calcext:value-type="string">
            <text:p>3.25.</text:p>
          </table:table-cell>
          <table:table-cell table:style-name="ce89" office:value-type="string" calcext:value-type="string">
            <text:p>3.26.</text:p>
          </table:table-cell>
          <table:table-cell table:style-name="ce89" office:value-type="string" calcext:value-type="string">
            <text:p>3.27.</text:p>
          </table:table-cell>
          <table:table-cell table:style-name="ce89" office:value-type="string" calcext:value-type="string">
            <text:p>3.28.</text:p>
          </table:table-cell>
          <table:table-cell table:style-name="ce89" office:value-type="string" calcext:value-type="string">
            <text:p>3.29.</text:p>
          </table:table-cell>
          <table:table-cell table:style-name="ce89" office:value-type="string" calcext:value-type="string">
            <text:p>3.30.</text:p>
          </table:table-cell>
          <table:table-cell table:style-name="ce89" office:value-type="string" calcext:value-type="string">
            <text:p>3.31.</text:p>
          </table:table-cell>
          <table:table-cell table:style-name="ce89" office:value-type="string" calcext:value-type="string">
            <text:p>3.32.</text:p>
          </table:table-cell>
          <table:table-cell table:style-name="ce89" office:value-type="string" calcext:value-type="string">
            <text:p>3.33.</text:p>
          </table:table-cell>
          <table:table-cell table:style-name="ce89" office:value-type="string" calcext:value-type="string">
            <text:p>3.34.</text:p>
          </table:table-cell>
          <table:table-cell table:style-name="ce89" office:value-type="string" calcext:value-type="string">
            <text:p>3.35.</text:p>
          </table:table-cell>
          <table:table-cell table:style-name="ce89" office:value-type="string" calcext:value-type="string">
            <text:p>3.36.</text:p>
          </table:table-cell>
          <table:table-cell table:style-name="ce89" office:value-type="string" calcext:value-type="string">
            <text:p>3.37.</text:p>
          </table:table-cell>
          <table:table-cell table:style-name="ce89" office:value-type="string" calcext:value-type="string">
            <text:p>3.38.</text:p>
          </table:table-cell>
          <table:table-cell table:style-name="ce89" office:value-type="string" calcext:value-type="string">
            <text:p>3.39.</text:p>
          </table:table-cell>
          <table:table-cell table:style-name="ce89" office:value-type="string" calcext:value-type="string">
            <text:p>3.40.</text:p>
          </table:table-cell>
          <table:table-cell table:style-name="ce89" office:value-type="string" calcext:value-type="string">
            <text:p>3.41.</text:p>
          </table:table-cell>
          <table:table-cell table:style-name="ce89" office:value-type="string" calcext:value-type="string">
            <text:p>3.42.</text:p>
          </table:table-cell>
          <table:table-cell table:style-name="ce89" office:value-type="string" calcext:value-type="string">
            <text:p>3.43.</text:p>
          </table:table-cell>
          <table:table-cell table:style-name="ce89" office:value-type="string" calcext:value-type="string">
            <text:p>3.44.</text:p>
          </table:table-cell>
          <table:table-cell table:style-name="ce89" office:value-type="string" calcext:value-type="string">
            <text:p>3.45.</text:p>
          </table:table-cell>
          <table:table-cell table:style-name="ce89" office:value-type="string" calcext:value-type="string">
            <text:p>3.46.</text:p>
          </table:table-cell>
          <table:table-cell table:style-name="ce89" office:value-type="string" calcext:value-type="string">
            <text:p>3.47.</text:p>
          </table:table-cell>
          <table:table-cell table:style-name="ce89" office:value-type="string" calcext:value-type="string">
            <text:p>3.48.</text:p>
          </table:table-cell>
          <table:table-cell table:style-name="ce89" office:value-type="string" calcext:value-type="string">
            <text:p>3.49.</text:p>
          </table:table-cell>
          <table:table-cell table:style-name="ce89" office:value-type="string" calcext:value-type="string">
            <text:p>3.50.</text:p>
          </table:table-cell>
          <table:table-cell table:style-name="ce89" office:value-type="string" calcext:value-type="string">
            <text:p>3.51.</text:p>
          </table:table-cell>
          <table:table-cell table:style-name="ce89" office:value-type="string" calcext:value-type="string">
            <text:p>3.52.</text:p>
          </table:table-cell>
          <table:table-cell table:style-name="ce89" office:value-type="string" calcext:value-type="string">
            <text:p>3.53.</text:p>
          </table:table-cell>
          <table:table-cell table:style-name="ce89" office:value-type="string" calcext:value-type="string">
            <text:p>3.54.</text:p>
          </table:table-cell>
          <table:table-cell table:style-name="ce89" office:value-type="string" calcext:value-type="string">
            <text:p>3.55.</text:p>
          </table:table-cell>
          <table:table-cell table:style-name="ce89" office:value-type="string" calcext:value-type="string">
            <text:p>3.56.</text:p>
          </table:table-cell>
          <table:table-cell table:style-name="ce89" office:value-type="string" calcext:value-type="string">
            <text:p>3.57.</text:p>
          </table:table-cell>
          <table:table-cell table:style-name="ce89" office:value-type="string" calcext:value-type="string">
            <text:p>3.58.</text:p>
          </table:table-cell>
          <table:table-cell table:style-name="ce89" office:value-type="string" calcext:value-type="string">
            <text:p>3.59.</text:p>
          </table:table-cell>
        </table:table-row>
        <table:table-row table:style-name="ro4">
          <table:table-cell table:style-name="ce73" office:value-type="string" calcext:value-type="string">
            <text:p>Lengua1</text:p>
          </table:table-cell>
          <table:table-cell table:style-name="ce89" table:formula="of:=['file:///home/frederic/Uni/Arbeiten/lenguas_obsolescentes/Cuestioanrio_nuevo/home/frederic/Uni/Arbeiten/lenguas_obsolescentes/Cuestioanrio_nuevo/Users/robertozariquiey/Downloads/Lengua1'#$Lengua1.C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6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7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9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1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6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7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9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2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21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22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2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2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2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26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27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2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3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32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3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3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3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36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3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4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42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4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4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4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46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47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4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49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5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51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52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5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5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5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56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57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5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59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6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61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62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6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6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6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66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67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6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69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7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71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72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7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7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7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76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77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7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79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8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81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82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8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8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8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8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89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9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91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92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9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9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9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96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97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9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99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0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01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02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0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0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0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06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07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0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09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1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11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12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1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1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1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16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17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1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19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2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21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22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2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2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2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26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27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2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29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3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31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32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3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3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3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36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37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3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39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4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41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42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4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4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4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146]" office:value-type="float" office:value="0" calcext:value-type="float">
            <text:p>0</text:p>
          </table:table-cell>
        </table:table-row>
        <table:table-row table:style-name="ro4">
          <table:table-cell table:style-name="ce73" office:value-type="string" calcext:value-type="string">
            <text:p>Lengua2</text:p>
          </table:table-cell>
          <table:table-cell table:style-name="ce89" table:formula="of:=['file:///home/frederic/Uni/Arbeiten/lenguas_obsolescentes/Cuestioanrio_nuevo/home/frederic/Uni/Arbeiten/lenguas_obsolescentes/Cuestioanrio_nuevo/Users/robertozariquiey/Downloads/Lengua2'#$Lengua2.C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6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7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9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1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6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7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9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2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21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22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2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1'#$Lengua1.C2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2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26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27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2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3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32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3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3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3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36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3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4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42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4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4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4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46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47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4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49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5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51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52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5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5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5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56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57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5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59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6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61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62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6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6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6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66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67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6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69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7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71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72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7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7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7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76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77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7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79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8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81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82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8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8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8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8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89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9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91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92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9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9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9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96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97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9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99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0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01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02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0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0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0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06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07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0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09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1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11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12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1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1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1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16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17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1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19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2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21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22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2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2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2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26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27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2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29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3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31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32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3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3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3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36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37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38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39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40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41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42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43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44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45]" office:value-type="float" office:value="0" calcext:value-type="float">
            <text:p>0</text:p>
          </table:table-cell>
          <table:table-cell table:style-name="ce73" table:formula="of:=['file:///home/frederic/Uni/Arbeiten/lenguas_obsolescentes/Cuestioanrio_nuevo/home/frederic/Uni/Arbeiten/lenguas_obsolescentes/Cuestioanrio_nuevo/Users/robertozariquiey/Downloads/Lengua2'#$Lengua2.C146]" office:value-type="float" office:value="0" calcext:value-type="float">
            <text:p>0</text:p>
          </table:table-cell>
        </table:table-row>
        <table:table-row table:style-name="ro4">
          <table:table-cell table:style-name="ce73" office:value-type="string" calcext:value-type="string">
            <text:p>Lengua3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4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5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6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7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8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9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10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11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12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13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14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15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16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17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18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19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20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21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22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23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24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25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26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27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28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29</text:p>
          </table:table-cell>
          <table:table-cell table:style-name="ce89"/>
          <table:table-cell table:style-name="ce73" table:number-columns-repeated="134"/>
        </table:table-row>
        <table:table-row table:style-name="ro4">
          <table:table-cell table:style-name="ce73" office:value-type="string" calcext:value-type="string">
            <text:p>Lengua30</text:p>
          </table:table-cell>
          <table:table-cell table:style-name="ce89"/>
          <table:table-cell table:style-name="ce73" table:number-columns-repeated="134"/>
        </table:table-row>
        <table:table-row table:style-name="ro4" table:number-rows-repeated="200">
          <table:table-cell table:number-columns-repeated="136"/>
        </table:table-row>
        <table:table-row table:style-name="ro5" table:number-rows-repeated="1048344">
          <table:table-cell table:number-columns-repeated="136"/>
        </table:table-row>
        <table:table-row table:style-name="ro5">
          <table:table-cell table:number-columns-repeated="136"/>
        </table:table-row>
      </table:table>
      <table:table table:name="datos desplegables" table:style-name="ta6">
        <table:table-column table:style-name="co13" table:default-cell-style-name="ce74"/>
        <table:table-column table:style-name="co18" table:default-cell-style-name="ce74"/>
        <table:table-column table:style-name="co19" table:default-cell-style-name="ce74"/>
        <table:table-column table:style-name="co13" table:number-columns-repeated="61" table:default-cell-style-name="ce74"/>
        <table:table-row table:style-name="ro4">
          <table:table-cell table:number-columns-repeated="64"/>
        </table:table-row>
        <table:table-row table:style-name="ro4">
          <table:table-cell/>
          <table:table-cell table:style-name="ce90" office:value-type="string" calcext:value-type="string">
            <text:p>nombre del compilador</text:p>
          </table:table-cell>
          <table:table-cell table:style-name="ce90" office:value-type="string" calcext:value-type="string">
            <text:p>estado de obsolescencia</text:p>
          </table:table-cell>
          <table:table-cell table:style-name="ce90" office:value-type="string" calcext:value-type="string">
            <text:p>país</text:p>
          </table:table-cell>
          <table:table-cell table:style-name="ce90" office:value-type="string" calcext:value-type="string">
            <text:p>región</text:p>
          </table:table-cell>
          <table:table-cell table:style-name="ce90" office:value-type="string" calcext:value-type="string">
            <text:p>Respuestas</text:p>
          </table:table-cell>
          <table:table-cell table:number-columns-repeated="58"/>
        </table:table-row>
        <table:table-row table:style-name="ro4">
          <table:table-cell/>
          <table:table-cell table:style-name="ce90" office:value-type="string" calcext:value-type="string">
            <text:p>Zariquiey, Roberto</text:p>
          </table:table-cell>
          <table:table-cell table:style-name="ce90" office:value-type="string" calcext:value-type="string">
            <text:p>vulnerable</text:p>
          </table:table-cell>
          <table:table-cell/>
          <table:table-cell table:style-name="ce90" office:value-type="string" calcext:value-type="string">
            <text:p>Sudamérica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58"/>
        </table:table-row>
        <table:table-row table:style-name="ro4">
          <table:table-cell/>
          <table:table-cell table:style-name="ce90" office:value-type="string" calcext:value-type="string">
            <text:p>Barrientos, Carlos</text:p>
          </table:table-cell>
          <table:table-cell table:style-name="ce90" office:value-type="string" calcext:value-type="string">
            <text:p>en peligro</text:p>
          </table:table-cell>
          <table:table-cell/>
          <table:table-cell table:style-name="ce90" office:value-type="string" calcext:value-type="string">
            <text:p>Centroamérica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58"/>
        </table:table-row>
        <table:table-row table:style-name="ro4">
          <table:table-cell/>
          <table:table-cell table:style-name="ce90" office:value-type="string" calcext:value-type="string">
            <text:p>Ingunza, Adriano</text:p>
          </table:table-cell>
          <table:table-cell table:style-name="ce90" office:value-type="string" calcext:value-type="string">
            <text:p>segura</text:p>
          </table:table-cell>
          <table:table-cell table:number-columns-repeated="61"/>
        </table:table-row>
        <table:table-row table:style-name="ro4">
          <table:table-cell/>
          <table:table-cell table:style-name="ce90" office:value-type="string" calcext:value-type="string">
            <text:p>Blum, Frederic</text:p>
          </table:table-cell>
          <table:table-cell table:number-columns-repeated="62"/>
        </table:table-row>
        <table:table-row table:style-name="ro4" table:number-rows-repeated="994">
          <table:table-cell table:number-columns-repeated="64"/>
        </table:table-row>
        <table:table-row table:style-name="ro5" table:number-rows-repeated="1047575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>
        <table:named-range table:name="Respuestas" table:base-cell-address="$'Cuestionario complejidad morfol'.$A$1" table:cell-range-address="$'datos desplegables'.$F$3:.$F$4"/>
      </table:named-expressions>
      <table:database-ranges>
        <table:database-range table:name="__Anonymous_Sheet_DB__0" table:target-range-address="'Cuestionario complejidad morfol'.A15:'Cuestionario complejidad morfol'.D19" table:orientation="column"/>
      </table:database-ranges>
      <table:data-pilot-tables>
        <table:data-pilot-table table:name="Tabla dinámica 1" table:application-data="" table:target-range-address="'Tabla dinámica 1'.A1:'Tabla dinámica 1'.A2" table:buttons="" table:show-filter-button="false">
          <table:source-cell-range table:cell-range-address="'Cuestionario complejidad morfol'.B2:'Cuestionario complejidad morfol'.D4"/>
          <table:data-pilot-field table:source-field-name="Número de distinciones formales (léxicas/morfológicas) en la primera persona (género, número, inclusivo-exclusivo, etc.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ntar el número total de formas pronominales correspondientes (no contar las variaciones de caso asociadas a los pronombres) y codificar un número natural. Si no existe ninguna forma, indicar 0 y dejar la columna de certeza en blanc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lumn 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AR PL SungtiL GB" style:font-family-asian="'AR PL SungtiL GB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b7e1cd"/>
    </style:style>
    <style:style style:name="ConditionalStyle_5f_3" style:display-name="ConditionalStyle_3" style:family="table-cell" style:parent-style-name="Default">
      <style:table-cell-properties fo:background-color="#b7e1cd"/>
    </style:style>
    <style:style style:name="ConditionalStyle_5f_4" style:display-name="ConditionalStyle_4" style:family="table-cell" style:parent-style-name="Default">
      <style:table-cell-properties fo:background-color="#b7e1cd"/>
    </style:style>
    <style:style style:name="ConditionalStyle_5f_5" style:display-name="ConditionalStyle_5" style:family="table-cell" style:parent-style-name="Default">
      <style:table-cell-properties fo:background-color="#b7e1cd"/>
    </style:style>
    <style:style style:name="ConditionalStyle_5f_6" style:display-name="ConditionalStyle_6" style:family="table-cell" style:parent-style-name="Default">
      <style:table-cell-properties fo:background-color="#b7e1cd"/>
    </style:style>
    <style:style style:name="ConditionalStyle_5f_7" style:display-name="ConditionalStyle_7" style:family="table-cell" style:parent-style-name="Default">
      <style:table-cell-properties fo:background-color="#b7e1cd"/>
    </style:style>
    <style:style style:name="ConditionalStyle_5f_8" style:display-name="ConditionalStyle_8" style:family="table-cell" style:parent-style-name="Default">
      <style:table-cell-properties fo:background-color="#b7e1cd"/>
    </style:style>
    <style:style style:name="ConditionalStyle_5f_9" style:display-name="ConditionalStyle_9" style:family="table-cell" style:parent-style-name="Default">
      <style:table-cell-properties fo:background-color="#b7e1cd"/>
    </style:style>
    <style:style style:name="ConditionalStyle_5f_10" style:display-name="ConditionalStyle_10" style:family="table-cell" style:parent-style-name="Default">
      <style:table-cell-properties fo:background-color="#b7e1c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/00/0000</text:date>, <text:time style:data-style-name="N2" text:time-value="12:06:39.1676047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estionario_20_complejidad_20_morfol" style:display-name="PageStyle_Cuestionario complejidad morfo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umen" style:display-name="PageStyle_Resume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a_20_dinámica_20_1" style:display-name="PageStyle_Tabla dinámica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atos_20_desplegables" style:display-name="PageStyle_datos desplegabl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21T21:56:18</meta:creation-date>
    <dc:language>en-US</dc:language>
    <dc:date>2020-08-23T16:58:58.851118116</dc:date>
    <meta:editing-cycles>22</meta:editing-cycles>
    <meta:editing-duration>PT6H47M7S</meta:editing-duration>
    <meta:generator>LibreOffice/6.4.4.2$Linux_X86_64 LibreOffice_project/40$Build-2</meta:generator>
    <meta:document-statistic meta:table-count="6" meta:cell-count="76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